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text-properties style:language-asian="ja" style:country-asian="JP"/>
    </style:style>
    <style:style style:name="P3" style:family="paragraph" style:parent-style-name="Heading_20_2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資源管理</text:h>
      <text:h text:style-name="P3" text:outline-level="2">資源管理台帳</text:h>
      <text:p text:style-name="P1">保有するハードウェア、ソフトウェアを記録把握するために作成する台帳</text:p>
      <text:h text:style-name="P3" text:outline-level="2">変更依頼書</text:h>
      <text:p text:style-name="P1">　　ハードウェア、ソフトウェア資源の変更を申し出るための書類。これを受け付けてから、他の資源への影響等を検討したうえで変更の可否を決定する。</text:p>
      <text:h text:style-name="P3" text:outline-level="2">変更諮問委員会（CAB）</text:h>
      <text:p text:style-name="P1">変更要求を評価して、変更の認可、秘訣、変更の優先順位などを決定する組織のこと。</text:p>
      <text:p text:style-name="P1"/>
      <text:h text:style-name="P2" text:outline-level="1">インシデント管理</text:h>
      <text:h text:style-name="P3" text:outline-level="2">ワークアラウンド</text:h>
      <text:p text:style-name="P1">暫定対応のこ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3$Win32 OpenOffice.org_project/4113m1$Build-9810</meta:generator>
    <dc:date>2024-01-15T21:43:55.46</dc:date>
    <meta:document-statistic meta:table-count="0" meta:image-count="0" meta:object-count="0" meta:page-count="1" meta:paragraph-count="10" meta:word-count="188" meta:character-count="192"/>
    <meta:user-defined meta:name="Info 1"/>
    <meta:user-defined meta:name="Info 2"/>
    <meta:user-defined meta:name="Info 3"/>
    <meta:user-defined meta:name="Info 4"/>
  </office:meta>
</office:document-meta>
</file>